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/>
    <style:style style:name="ce2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date" office:date-value="2021-11-14" calcext:value-type="date">
            <text:p>11/14/2021 00:00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]+1/(24*60)" office:value-type="date" office:date-value="2021-11-14T00:01:00" calcext:value-type="date">
            <text:p>11/14/2021 00:01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formula="of:=[.A2]-[.A1]" office:value-type="time" office:time-value="PT00H01M00S" calcext:value-type="time">
            <text:p>00:01:00</text:p>
          </table:table-cell>
        </table:table-row>
        <table:table-row table:style-name="ro1">
          <table:table-cell table:formula="of:=[.A2]+1/(24*60)" office:value-type="date" office:date-value="2021-11-14T00:02:00" calcext:value-type="date">
            <text:p>11/14/2021 00:02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3]+1/(24*60)" office:value-type="date" office:date-value="2021-11-14T00:03:00" calcext:value-type="date">
            <text:p>11/14/2021 00:03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4]+1/(24*60)" office:value-type="date" office:date-value="2021-11-14T00:04:00" calcext:value-type="date">
            <text:p>11/14/2021 00:04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5]+1/(24*60)" office:value-type="date" office:date-value="2021-11-14T00:05:00" calcext:value-type="date">
            <text:p>11/14/2021 00:05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6]+1/(24*60)" office:value-type="date" office:date-value="2021-11-14T00:06:00" calcext:value-type="date">
            <text:p>11/14/2021 00:06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7]+1/(24*60)" office:value-type="date" office:date-value="2021-11-14T00:07:00" calcext:value-type="date">
            <text:p>11/14/2021 00:07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8]+1/(24*60)" office:value-type="date" office:date-value="2021-11-14T00:08:00" calcext:value-type="date">
            <text:p>11/14/2021 00:08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9]+1/(24*60)" office:value-type="date" office:date-value="2021-11-14T00:09:00" calcext:value-type="date">
            <text:p>11/14/2021 00:09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0]+1/(24*60)" office:value-type="date" office:date-value="2021-11-14T00:10:00" calcext:value-type="date">
            <text:p>11/14/2021 00:10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1]+1/(24*60)" office:value-type="date" office:date-value="2021-11-14T00:11:00" calcext:value-type="date">
            <text:p>11/14/2021 00:11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2]+1/(24*60)" office:value-type="date" office:date-value="2021-11-14T00:12:00" calcext:value-type="date">
            <text:p>11/14/2021 00:12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3]+1/(24*60)" office:value-type="date" office:date-value="2021-11-14T00:13:00" calcext:value-type="date">
            <text:p>11/14/2021 00:13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4]+1/(24*60)" office:value-type="date" office:date-value="2021-11-14T00:14:00" calcext:value-type="date">
            <text:p>11/14/2021 00:14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5]+1/(24*60)" office:value-type="date" office:date-value="2021-11-14T00:15:00" calcext:value-type="date">
            <text:p>11/14/2021 00:15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6]+1/(24*60)" office:value-type="date" office:date-value="2021-11-14T00:16:00" calcext:value-type="date">
            <text:p>11/14/2021 00:16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7]+1/(24*60)" office:value-type="date" office:date-value="2021-11-14T00:17:00" calcext:value-type="date">
            <text:p>11/14/2021 00:17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8]+1/(24*60)" office:value-type="date" office:date-value="2021-11-14T00:18:00" calcext:value-type="date">
            <text:p>11/14/2021 00:18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9]+1/(24*60)" office:value-type="date" office:date-value="2021-11-14T00:19:00" calcext:value-type="date">
            <text:p>11/14/2021 00:19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0]+1/(24*60)" office:value-type="date" office:date-value="2021-11-14T00:20:00" calcext:value-type="date">
            <text:p>11/14/2021 00:20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1]+1/(24*60)" office:value-type="date" office:date-value="2021-11-14T00:21:00" calcext:value-type="date">
            <text:p>11/14/2021 00:21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2]+1/(24*60)" office:value-type="date" office:date-value="2021-11-14T00:22:00" calcext:value-type="date">
            <text:p>11/14/2021 00:22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3]+1/(24*60)" office:value-type="date" office:date-value="2021-11-14T00:23:00" calcext:value-type="date">
            <text:p>11/14/2021 00:23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4]+1/(24*60)" office:value-type="date" office:date-value="2021-11-14T00:24:00" calcext:value-type="date">
            <text:p>11/14/2021 00:24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5]+1/(24*60)" office:value-type="date" office:date-value="2021-11-14T00:25:00" calcext:value-type="date">
            <text:p>11/14/2021 00:25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6]+1/(24*60)" office:value-type="date" office:date-value="2021-11-14T00:26:00" calcext:value-type="date">
            <text:p>11/14/2021 00:26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table:formula="of:=[.D26]+5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27]+1/(24*60)" office:value-type="date" office:date-value="2021-11-14T00:27:00" calcext:value-type="date">
            <text:p>11/14/2021 00:27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table:formula="of:=[.D27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28]+1/(24*60)" office:value-type="date" office:date-value="2021-11-14T00:28:00" calcext:value-type="date">
            <text:p>11/14/2021 00:28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table:formula="of:=[.D28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29]+1/(24*60)" office:value-type="date" office:date-value="2021-11-14T00:29:00" calcext:value-type="date">
            <text:p>11/14/2021 00:29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table:formula="of:=[.D29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0]+1/(24*60)" office:value-type="date" office:date-value="2021-11-14T00:30:00" calcext:value-type="date">
            <text:p>11/14/2021 00:30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table:formula="of:=[.D30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1]+1/(24*60)" office:value-type="date" office:date-value="2021-11-14T00:31:00" calcext:value-type="date">
            <text:p>11/14/2021 00:31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table:formula="of:=[.D31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2]+1/(24*60)" office:value-type="date" office:date-value="2021-11-14T00:32:00" calcext:value-type="date">
            <text:p>11/14/2021 00:32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table:formula="of:=[.D32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3]+1/(24*60)" office:value-type="date" office:date-value="2021-11-14T00:33:00" calcext:value-type="date">
            <text:p>11/14/2021 00:33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table:formula="of:=[.D3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4]+1/(24*60)" office:value-type="date" office:date-value="2021-11-14T00:34:00" calcext:value-type="date">
            <text:p>11/14/2021 00:34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table:formula="of:=[.D3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5]+1/(24*60)" office:value-type="date" office:date-value="2021-11-14T00:35:00" calcext:value-type="date">
            <text:p>11/14/2021 00:35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table:formula="of:=[.D35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6]+1/(24*60)" office:value-type="date" office:date-value="2021-11-14T00:36:00" calcext:value-type="date">
            <text:p>11/14/2021 00:36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table:formula="of:=[.D36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7]+1/(24*60)" office:value-type="date" office:date-value="2021-11-14T00:37:00" calcext:value-type="date">
            <text:p>11/14/2021 00:37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D37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8]+1/(24*60)" office:value-type="date" office:date-value="2021-11-14T00:38:00" calcext:value-type="date">
            <text:p>11/14/2021 00:38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table:formula="of:=[.D38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9]+1/(24*60)" office:value-type="date" office:date-value="2021-11-14T00:39:00" calcext:value-type="date">
            <text:p>11/14/2021 00:39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table:formula="of:=[.D39]+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0]+1/(24*60)" office:value-type="date" office:date-value="2021-11-14T00:40:00" calcext:value-type="date">
            <text:p>11/14/2021 00:40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table:formula="of:=[.D40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1]+1/(24*60)" office:value-type="date" office:date-value="2021-11-14T00:41:00" calcext:value-type="date">
            <text:p>11/14/2021 00:41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table:formula="of:=[.D41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2]+1/(24*60)" office:value-type="date" office:date-value="2021-11-14T00:42:00" calcext:value-type="date">
            <text:p>11/14/2021 00:42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table:formula="of:=[.D42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3]+1/(24*60)" office:value-type="date" office:date-value="2021-11-14T00:43:00" calcext:value-type="date">
            <text:p>11/14/2021 00:43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table:formula="of:=[.D4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4]+1/(24*60)" office:value-type="date" office:date-value="2021-11-14T00:44:00" calcext:value-type="date">
            <text:p>11/14/2021 00:44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table:formula="of:=[.D44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5]+1/(24*60)" office:value-type="date" office:date-value="2021-11-14T00:45:00" calcext:value-type="date">
            <text:p>11/14/2021 00:45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table:formula="of:=[.D45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6]+1/(24*60)" office:value-type="date" office:date-value="2021-11-14T00:46:00" calcext:value-type="date">
            <text:p>11/14/2021 00:46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table:formula="of:=[.D4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7]+1/(24*60)" office:value-type="date" office:date-value="2021-11-14T00:47:00" calcext:value-type="date">
            <text:p>11/14/2021 00:47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table:formula="of:=[.D47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8]+1/(24*60)" office:value-type="date" office:date-value="2021-11-14T00:48:00" calcext:value-type="date">
            <text:p>11/14/2021 00:48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table:formula="of:=[.D48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9]+1/(24*60)" office:value-type="date" office:date-value="2021-11-14T00:49:00" calcext:value-type="date">
            <text:p>11/14/2021 00:49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table:formula="of:=[.D49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50]+1/(24*60)" office:value-type="date" office:date-value="2021-11-14T00:50:00" calcext:value-type="date">
            <text:p>11/14/2021 00:50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D50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51]+1/(24*60)" office:value-type="date" office:date-value="2021-11-14T00:51:00" calcext:value-type="date">
            <text:p>11/14/2021 00:51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table:formula="of:=[.D51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52]+1/(24*60)" office:value-type="date" office:date-value="2021-11-14T00:52:00" calcext:value-type="date">
            <text:p>11/14/2021 00:52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table:formula="of:=[.D52]+5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53]+1/(24*60)" office:value-type="date" office:date-value="2021-11-14T00:53:00" calcext:value-type="date">
            <text:p>11/14/2021 00:53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table:formula="of:=[.D53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54]+1/(24*60)" office:value-type="date" office:date-value="2021-11-14T00:54:00" calcext:value-type="date">
            <text:p>11/14/2021 00:54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table:formula="of:=[.D54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55]+1/(24*60)" office:value-type="date" office:date-value="2021-11-14T00:55:00" calcext:value-type="date">
            <text:p>11/14/2021 00:55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table:formula="of:=[.D55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56]+1/(24*60)" office:value-type="date" office:date-value="2021-11-14T00:56:00" calcext:value-type="date">
            <text:p>11/14/2021 00:56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table:formula="of:=[.D56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57]+1/(24*60)" office:value-type="date" office:date-value="2021-11-14T00:57:00" calcext:value-type="date">
            <text:p>11/14/2021 00:57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table:formula="of:=[.D57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58]+1/(24*60)" office:value-type="date" office:date-value="2021-11-14T00:58:00" calcext:value-type="date">
            <text:p>11/14/2021 00:58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table:formula="of:=[.D58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59]+1/(24*60)" office:value-type="date" office:date-value="2021-11-14T00:59:00" calcext:value-type="date">
            <text:p>11/14/2021 00:59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table:formula="of:=[.D59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60]+1/(24*60)" office:value-type="date" office:date-value="2021-11-14T01:00:00" calcext:value-type="date">
            <text:p>11/14/2021 01:00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table:formula="of:=[.D60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61]+1/(24*60)" office:value-type="date" office:date-value="2021-11-14T01:01:00" calcext:value-type="date">
            <text:p>11/14/2021 01:01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table:formula="of:=[.D61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62]+1/(24*60)" office:value-type="date" office:date-value="2021-11-14T01:02:00" calcext:value-type="date">
            <text:p>11/14/2021 01:02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table:formula="of:=[.D62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63]+1/(24*60)" office:value-type="date" office:date-value="2021-11-14T01:03:00" calcext:value-type="date">
            <text:p>11/14/2021 01:03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D63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64]+1/(24*60)" office:value-type="date" office:date-value="2021-11-14T01:04:00" calcext:value-type="date">
            <text:p>11/14/2021 01:04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table:formula="of:=[.D64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65]+1/(24*60)" office:value-type="date" office:date-value="2021-11-14T01:05:00" calcext:value-type="date">
            <text:p>11/14/2021 01:05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table:formula="of:=[.D65]+5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6]+1/(24*60)" office:value-type="date" office:date-value="2021-11-14T01:06:00" calcext:value-type="date">
            <text:p>11/14/2021 01:06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table:formula="of:=[.D66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7]+1/(24*60)" office:value-type="date" office:date-value="2021-11-14T01:07:00" calcext:value-type="date">
            <text:p>11/14/2021 01:07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table:formula="of:=[.D67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8]+1/(24*60)" office:value-type="date" office:date-value="2021-11-14T01:08:00" calcext:value-type="date">
            <text:p>11/14/2021 01:08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table:formula="of:=[.D6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9]+1/(24*60)" office:value-type="date" office:date-value="2021-11-14T01:09:00" calcext:value-type="date">
            <text:p>11/14/2021 01:09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table:formula="of:=[.D69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0]+1/(24*60)" office:value-type="date" office:date-value="2021-11-14T01:10:00" calcext:value-type="date">
            <text:p>11/14/2021 01:10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table:formula="of:=[.D70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1]+1/(24*60)" office:value-type="date" office:date-value="2021-11-14T01:11:00" calcext:value-type="date">
            <text:p>11/14/2021 01:11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table:formula="of:=[.D71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2]+1/(24*60)" office:value-type="date" office:date-value="2021-11-14T01:12:00" calcext:value-type="date">
            <text:p>11/14/2021 01:12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table:formula="of:=[.D72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3]+1/(24*60)" office:value-type="date" office:date-value="2021-11-14T01:13:00" calcext:value-type="date">
            <text:p>11/14/2021 01:13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table:formula="of:=[.D73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4]+1/(24*60)" office:value-type="date" office:date-value="2021-11-14T01:14:00" calcext:value-type="date">
            <text:p>11/14/2021 01:14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table:formula="of:=[.D74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5]+1/(24*60)" office:value-type="date" office:date-value="2021-11-14T01:15:00" calcext:value-type="date">
            <text:p>11/14/2021 01:15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table:formula="of:=[.D7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6]+1/(24*60)" office:value-type="date" office:date-value="2021-11-14T01:16:00" calcext:value-type="date">
            <text:p>11/14/2021 01:16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D76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7]+1/(24*60)" office:value-type="date" office:date-value="2021-11-14T01:17:00" calcext:value-type="date">
            <text:p>11/14/2021 01:17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table:formula="of:=[.D77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8]+1/(24*60)" office:value-type="date" office:date-value="2021-11-14T01:18:00" calcext:value-type="date">
            <text:p>11/14/2021 01:18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table:formula="of:=[.D78]+5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79]+1/(24*60)" office:value-type="date" office:date-value="2021-11-14T01:19:00" calcext:value-type="date">
            <text:p>11/14/2021 01:19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table:formula="of:=[.D79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80]+1/(24*60)" office:value-type="date" office:date-value="2021-11-14T01:20:00" calcext:value-type="date">
            <text:p>11/14/2021 01:20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table:formula="of:=[.D80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81]+1/(24*60)" office:value-type="date" office:date-value="2021-11-14T01:21:00" calcext:value-type="date">
            <text:p>11/14/2021 01:21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table:formula="of:=[.D81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82]+1/(24*60)" office:value-type="date" office:date-value="2021-11-14T01:22:00" calcext:value-type="date">
            <text:p>11/14/2021 01:22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table:formula="of:=[.D82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83]+1/(24*60)" office:value-type="date" office:date-value="2021-11-14T01:23:00" calcext:value-type="date">
            <text:p>11/14/2021 01:23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table:formula="of:=[.D83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84]+1/(24*60)" office:value-type="date" office:date-value="2021-11-14T01:24:00" calcext:value-type="date">
            <text:p>11/14/2021 01:24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table:formula="of:=[.D84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85]+1/(24*60)" office:value-type="date" office:date-value="2021-11-14T01:25:00" calcext:value-type="date">
            <text:p>11/14/2021 01:25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table:formula="of:=[.D85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86]+1/(24*60)" office:value-type="date" office:date-value="2021-11-14T01:26:00" calcext:value-type="date">
            <text:p>11/14/2021 01:26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table:formula="of:=[.D86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87]+1/(24*60)" office:value-type="date" office:date-value="2021-11-14T01:27:00" calcext:value-type="date">
            <text:p>11/14/2021 01:27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table:formula="of:=[.D87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88]+1/(24*60)" office:value-type="date" office:date-value="2021-11-14T01:28:00" calcext:value-type="date">
            <text:p>11/14/2021 01:28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table:formula="of:=[.D88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89]+1/(24*60)" office:value-type="date" office:date-value="2021-11-14T01:29:00" calcext:value-type="date">
            <text:p>11/14/2021 01:29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D89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90]+1/(24*60)" office:value-type="date" office:date-value="2021-11-14T01:30:00" calcext:value-type="date">
            <text:p>11/14/2021 01:30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table:formula="of:=[.D90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91]+1/(24*60)" office:value-type="date" office:date-value="2021-11-14T01:31:00" calcext:value-type="date">
            <text:p>11/14/2021 01:31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table:formula="of:=[.D91]+5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92]+1/(24*60)" office:value-type="date" office:date-value="2021-11-14T01:32:00" calcext:value-type="date">
            <text:p>11/14/2021 01:32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table:formula="of:=[.D92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93]+1/(24*60)" office:value-type="date" office:date-value="2021-11-14T01:33:00" calcext:value-type="date">
            <text:p>11/14/2021 01:33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table:formula="of:=[.D93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94]+1/(24*60)" office:value-type="date" office:date-value="2021-11-14T01:34:00" calcext:value-type="date">
            <text:p>11/14/2021 01:34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table:formula="of:=[.D94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95]+1/(24*60)" office:value-type="date" office:date-value="2021-11-14T01:35:00" calcext:value-type="date">
            <text:p>11/14/2021 01:35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table:formula="of:=[.D95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96]+1/(24*60)" office:value-type="date" office:date-value="2021-11-14T01:36:00" calcext:value-type="date">
            <text:p>11/14/2021 01:36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table:formula="of:=[.D96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97]+1/(24*60)" office:value-type="date" office:date-value="2021-11-14T01:37:00" calcext:value-type="date">
            <text:p>11/14/2021 01:37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table:formula="of:=[.D97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98]+1/(24*60)" office:value-type="date" office:date-value="2021-11-14T01:38:00" calcext:value-type="date">
            <text:p>11/14/2021 01:38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table:formula="of:=[.D98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99]+1/(24*60)" office:value-type="date" office:date-value="2021-11-14T01:39:00" calcext:value-type="date">
            <text:p>11/14/2021 01:39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table:formula="of:=[.D99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100]+1/(24*60)" office:value-type="date" office:date-value="2021-11-14T01:40:00" calcext:value-type="date">
            <text:p>11/14/2021 01:40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table:formula="of:=[.D100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101]+1/(24*60)" office:value-type="date" office:date-value="2021-11-14T01:41:00" calcext:value-type="date">
            <text:p>11/14/2021 01:41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table:formula="of:=[.D101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102]+1/(24*60)" office:value-type="date" office:date-value="2021-11-14T01:42:00" calcext:value-type="date">
            <text:p>11/14/2021 01:42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D102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103]+1/(24*60)" office:value-type="date" office:date-value="2021-11-14T01:43:00" calcext:value-type="date">
            <text:p>11/14/2021 01:43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table:formula="of:=[.D103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104]+1/(24*60)" office:value-type="date" office:date-value="2021-11-14T01:44:00" calcext:value-type="date">
            <text:p>11/14/2021 01:44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table:formula="of:=[.D104]+5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05]+1/(24*60)" office:value-type="date" office:date-value="2021-11-14T01:45:00" calcext:value-type="date">
            <text:p>11/14/2021 01:45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table:formula="of:=[.D10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06]+1/(24*60)" office:value-type="date" office:date-value="2021-11-14T01:46:00" calcext:value-type="date">
            <text:p>11/14/2021 01:46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table:formula="of:=[.D10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07]+1/(24*60)" office:value-type="date" office:date-value="2021-11-14T01:47:00" calcext:value-type="date">
            <text:p>11/14/2021 01:47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table:formula="of:=[.D10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08]+1/(24*60)" office:value-type="date" office:date-value="2021-11-14T01:48:00" calcext:value-type="date">
            <text:p>11/14/2021 01:48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table:formula="of:=[.D10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09]+1/(24*60)" office:value-type="date" office:date-value="2021-11-14T01:49:00" calcext:value-type="date">
            <text:p>11/14/2021 01:49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table:formula="of:=[.D10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10]+1/(24*60)" office:value-type="date" office:date-value="2021-11-14T01:50:00" calcext:value-type="date">
            <text:p>11/14/2021 01:50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table:formula="of:=[.D11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11]+1/(24*60)" office:value-type="date" office:date-value="2021-11-14T01:51:00" calcext:value-type="date">
            <text:p>11/14/2021 01:51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table:formula="of:=[.D11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12]+1/(24*60)" office:value-type="date" office:date-value="2021-11-14T01:52:00" calcext:value-type="date">
            <text:p>11/14/2021 01:52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table:formula="of:=[.D11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13]+1/(24*60)" office:value-type="date" office:date-value="2021-11-14T01:53:00" calcext:value-type="date">
            <text:p>11/14/2021 01:53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table:formula="of:=[.D11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14]+1/(24*60)" office:value-type="date" office:date-value="2021-11-14T01:54:00" calcext:value-type="date">
            <text:p>11/14/2021 01:54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table:formula="of:=[.D11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15]+1/(24*60)" office:value-type="date" office:date-value="2021-11-14T01:55:00" calcext:value-type="date">
            <text:p>11/14/2021 01:55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D11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16]+1/(24*60)" office:value-type="date" office:date-value="2021-11-14T01:56:00" calcext:value-type="date">
            <text:p>11/14/2021 01:56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table:formula="of:=[.D11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17]+1/(24*60)" office:value-type="date" office:date-value="2021-11-14T01:57:00" calcext:value-type="date">
            <text:p>11/14/2021 01:57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table:formula="of:=[.D117]+5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18]+1/(24*60)" office:value-type="date" office:date-value="2021-11-14T01:58:00" calcext:value-type="date">
            <text:p>11/14/2021 01:58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table:formula="of:=[.D11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19]+1/(24*60)" office:value-type="date" office:date-value="2021-11-14T01:59:00" calcext:value-type="date">
            <text:p>11/14/2021 01:59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table:formula="of:=[.D11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20]+1/(24*60)" office:value-type="date" office:date-value="2021-11-14T02:00:00" calcext:value-type="date">
            <text:p>11/14/2021 02:00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table:formula="of:=[.D120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21]+1/(24*60)" office:value-type="date" office:date-value="2021-11-14T02:01:00" calcext:value-type="date">
            <text:p>11/14/2021 02:01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table:formula="of:=[.D12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22]+1/(24*60)" office:value-type="date" office:date-value="2021-11-14T02:02:00" calcext:value-type="date">
            <text:p>11/14/2021 02:02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table:formula="of:=[.D122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23]+1/(24*60)" office:value-type="date" office:date-value="2021-11-14T02:03:00" calcext:value-type="date">
            <text:p>11/14/2021 02:03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table:formula="of:=[.D123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24]+1/(24*60)" office:value-type="date" office:date-value="2021-11-14T02:04:00" calcext:value-type="date">
            <text:p>11/14/2021 02:04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table:formula="of:=[.D12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25]+1/(24*60)" office:value-type="date" office:date-value="2021-11-14T02:05:00" calcext:value-type="date">
            <text:p>11/14/2021 02:05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table:formula="of:=[.D1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26]+1/(24*60)" office:value-type="date" office:date-value="2021-11-14T02:06:00" calcext:value-type="date">
            <text:p>11/14/2021 02:06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table:formula="of:=[.D126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27]+1/(24*60)" office:value-type="date" office:date-value="2021-11-14T02:07:00" calcext:value-type="date">
            <text:p>11/14/2021 02:07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table:formula="of:=[.D12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28]+1/(24*60)" office:value-type="date" office:date-value="2021-11-14T02:08:00" calcext:value-type="date">
            <text:p>11/14/2021 02:08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D128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29]+1/(24*60)" office:value-type="date" office:date-value="2021-11-14T02:09:00" calcext:value-type="date">
            <text:p>11/14/2021 02:09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table:formula="of:=[.D12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30]+1/(24*60)" office:value-type="date" office:date-value="2021-11-14T02:10:00" calcext:value-type="date">
            <text:p>11/14/2021 02:10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table:formula="of:=[.D130]+5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31]+1/(24*60)" office:value-type="date" office:date-value="2021-11-14T02:11:00" calcext:value-type="date">
            <text:p>11/14/2021 02:11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table:formula="of:=[.D13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32]+1/(24*60)" office:value-type="date" office:date-value="2021-11-14T02:12:00" calcext:value-type="date">
            <text:p>11/14/2021 02:12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table:formula="of:=[.D13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33]+1/(24*60)" office:value-type="date" office:date-value="2021-11-14T02:13:00" calcext:value-type="date">
            <text:p>11/14/2021 02:13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table:formula="of:=[.D13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34]+1/(24*60)" office:value-type="date" office:date-value="2021-11-14T02:14:00" calcext:value-type="date">
            <text:p>11/14/2021 02:14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table:formula="of:=[.D13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35]+1/(24*60)" office:value-type="date" office:date-value="2021-11-14T02:15:00" calcext:value-type="date">
            <text:p>11/14/2021 02:15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table:formula="of:=[.D13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36]+1/(24*60)" office:value-type="date" office:date-value="2021-11-14T02:16:00" calcext:value-type="date">
            <text:p>11/14/2021 02:16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table:formula="of:=[.D13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37]+1/(24*60)" office:value-type="date" office:date-value="2021-11-14T02:17:00" calcext:value-type="date">
            <text:p>11/14/2021 02:17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table:formula="of:=[.D13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38]+1/(24*60)" office:value-type="date" office:date-value="2021-11-14T02:18:00" calcext:value-type="date">
            <text:p>11/14/2021 02:18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table:formula="of:=[.D13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39]+1/(24*60)" office:value-type="date" office:date-value="2021-11-14T02:19:00" calcext:value-type="date">
            <text:p>11/14/2021 02:19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table:formula="of:=[.D13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40]+1/(24*60)" office:value-type="date" office:date-value="2021-11-14T02:20:00" calcext:value-type="date">
            <text:p>11/14/2021 02:20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table:formula="of:=[.D14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41]+1/(24*60)" office:value-type="date" office:date-value="2021-11-14T02:21:00" calcext:value-type="date">
            <text:p>11/14/2021 02:21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D14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42]+1/(24*60)" office:value-type="date" office:date-value="2021-11-14T02:22:00" calcext:value-type="date">
            <text:p>11/14/2021 02:22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table:formula="of:=[.D14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43]+1/(24*60)" office:value-type="date" office:date-value="2021-11-14T02:23:00" calcext:value-type="date">
            <text:p>11/14/2021 02:23:00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table:formula="of:=[.D143]+5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44]+1/(24*60)" office:value-type="date" office:date-value="2021-11-14T02:24:00" calcext:value-type="date">
            <text:p>11/14/2021 02:24:00</text:p>
          </table:table-cell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table:formula="of:=[.D14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45]+1/(24*60)" office:value-type="date" office:date-value="2021-11-14T02:25:00" calcext:value-type="date">
            <text:p>11/14/2021 02:25:00</text:p>
          </table:table-cell>
          <table:table-cell office:value-type="float" office:value="1200" calcext:value-type="float">
            <text:p>1200</text:p>
          </table:table-cell>
          <table:table-cell office:value-type="float" office:value="63" calcext:value-type="float">
            <text:p>63</text:p>
          </table:table-cell>
          <table:table-cell table:formula="of:=[.D14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46]+1/(24*60)" office:value-type="date" office:date-value="2021-11-14T02:26:00" calcext:value-type="date">
            <text:p>11/14/2021 02:26: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table:formula="of:=[.D14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47]+1/(24*60)" office:value-type="date" office:date-value="2021-11-14T02:27:00" calcext:value-type="date">
            <text:p>11/14/2021 02:27:00</text:p>
          </table:table-cell>
          <table:table-cell office:value-type="float" office:value="1200" calcext:value-type="float">
            <text:p>1200</text:p>
          </table:table-cell>
          <table:table-cell office:value-type="float" office:value="67" calcext:value-type="float">
            <text:p>67</text:p>
          </table:table-cell>
          <table:table-cell table:formula="of:=[.D14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48]+1/(24*60)" office:value-type="date" office:date-value="2021-11-14T02:28:00" calcext:value-type="date">
            <text:p>11/14/2021 02:28:00</text:p>
          </table:table-cell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table:formula="of:=[.D14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49]+1/(24*60)" office:value-type="date" office:date-value="2021-11-14T02:29:00" calcext:value-type="date">
            <text:p>11/14/2021 02:29:00</text:p>
          </table:table-cell>
          <table:table-cell office:value-type="float" office:value="1200" calcext:value-type="float">
            <text:p>1200</text:p>
          </table:table-cell>
          <table:table-cell office:value-type="float" office:value="71" calcext:value-type="float">
            <text:p>71</text:p>
          </table:table-cell>
          <table:table-cell table:formula="of:=[.D14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50]+1/(24*60)" office:value-type="date" office:date-value="2021-11-14T02:30:00" calcext:value-type="date">
            <text:p>11/14/2021 02:30:00</text:p>
          </table:table-cell>
          <table:table-cell office:value-type="float" office:value="1200" calcext:value-type="float">
            <text:p>1200</text:p>
          </table:table-cell>
          <table:table-cell office:value-type="float" office:value="73" calcext:value-type="float">
            <text:p>73</text:p>
          </table:table-cell>
          <table:table-cell table:formula="of:=[.D15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51]+1/(24*60)" office:value-type="date" office:date-value="2021-11-14T02:31:00" calcext:value-type="date">
            <text:p>11/14/2021 02:31: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table:formula="of:=[.D15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52]+1/(24*60)" office:value-type="date" office:date-value="2021-11-14T02:32:00" calcext:value-type="date">
            <text:p>11/14/2021 02:32:00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table:formula="of:=[.D15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53]+1/(24*60)" office:value-type="date" office:date-value="2021-11-14T02:33:00" calcext:value-type="date">
            <text:p>11/14/2021 02:33:00</text:p>
          </table:table-cell>
          <table:table-cell office:value-type="float" office:value="1200" calcext:value-type="float">
            <text:p>1200</text:p>
          </table:table-cell>
          <table:table-cell office:value-type="float" office:value="79" calcext:value-type="float">
            <text:p>79</text:p>
          </table:table-cell>
          <table:table-cell table:formula="of:=[.D15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54]+1/(24*60)" office:value-type="date" office:date-value="2021-11-14T02:34:00" calcext:value-type="date">
            <text:p>11/14/2021 02:34:0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D15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55]+1/(24*60)" office:value-type="date" office:date-value="2021-11-14T02:35:00" calcext:value-type="date">
            <text:p>11/14/2021 02:35:00</text:p>
          </table:table-cell>
          <table:table-cell office:value-type="float" office:value="1200" calcext:value-type="float">
            <text:p>1200</text:p>
          </table:table-cell>
          <table:table-cell office:value-type="float" office:value="82" calcext:value-type="float">
            <text:p>82</text:p>
          </table:table-cell>
          <table:table-cell table:formula="of:=[.D155]" office:value-type="float" office:value="90" calcext:value-type="float">
            <text:p>9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7:42:06.744529549</meta:creation-date>
    <dc:date>2021-11-14T19:16:16.157109577</dc:date>
    <meta:editing-duration>PT1H13M48S</meta:editing-duration>
    <meta:editing-cycles>2</meta:editing-cycles>
    <meta:generator>LibreOffice/7.2.2.2$Linux_X86_64 LibreOffice_project/20$Build-2</meta:generator>
    <meta:document-statistic meta:table-count="1" meta:cell-count="625" meta:object-count="0"/>
  </office:meta>
</office:document-meta>
</file>